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paragraph-rsid="001506d8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12f18"/>
    </style:style>
    <style:style style:name="T12" style:family="text">
      <style:text-properties officeooo:rsid="0011b7a2"/>
    </style:style>
    <style:style style:name="T13" style:family="text">
      <style:text-properties officeooo:rsid="001506d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3</text:span></text:h>
      <text:h text:style-name="Heading_20_2" text:outline-level="2">2015-0<text:span text:style-name="T13">5</text:span>-<text:span text:style-name="T13">2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<text:span text:style-name="T13">Lancelot Nyachoto</text:span></text:h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2">Dear Lancelot Nyachoto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1">15</text:span>0 ZAR for <text:span text:style-name="T11">1 Individual DASA annual membership</text:span>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5-21T13:46:42.776889570</dc:date>
    <dc:creator>Riaan Burger</dc:creator>
    <meta:editing-duration>PT1H56M50S</meta:editing-duration>
    <meta:editing-cycles>16</meta:editing-cycles>
    <meta:generator>LibreOffice/4.2.8.2$Linux_X86_64 LibreOffice_project/420m0$Build-2</meta:generator>
    <meta:document-statistic meta:table-count="2" meta:image-count="1" meta:object-count="0" meta:page-count="1" meta:paragraph-count="17" meta:word-count="83" meta:character-count="596" meta:non-whitespace-character-count="529"/>
  </office:meta>
</office:document-meta>
</file>